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MRoman10-Regular" svg:font-family="LMRoman10-Regular"/>
    <style:font-face style:name="OpenSymbol" svg:font-family="OpenSymbol"/>
    <style:font-face style:name="SFSI1000" svg:font-family="SFSI1000"/>
    <style:font-face style:name="SFSS0800" svg:font-family="SFSS0800"/>
    <style:font-face style:name="SFSS1000" svg:font-family="SFSS1000"/>
    <style:font-face style:name="SFSX1095" svg:font-family="SFSX1095"/>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Times New Roman"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Times New Roman" fo:font-size="10pt" style:font-size-asian="10pt" style:font-size-complex="10pt"/>
    </style:style>
    <style:style style:name="P7" style:family="paragraph" style:parent-style-name="Standard">
      <style:paragraph-properties fo:text-align="justify" style:justify-single-word="false" style:text-autospace="none"/>
      <style:text-properties style:font-name="Times New Roman" fo:font-size="10pt" style:font-name-asian="LMRoman10-Regular" style:font-size-asian="10pt" style:font-name-complex="LMRoman10-Regular" style:font-size-complex="10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text-position="0% 100%" style:font-name="Times New Roman"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autospace="none"/>
      <style:text-properties style:text-position="0% 100%"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text-position="0% 100%" style:font-name="Times New Roman"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autospace="none"/>
      <style:text-properties style:text-position="0% 100%" style:font-name="Times New Roman" fo:font-size="10pt" style:font-name-asian="LMRoman10-Regular" style:font-size-asian="10pt" style:font-name-complex="LMRoman10-Regular" style:font-size-complex="10pt"/>
    </style:style>
    <style:style style:name="P14"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5" style:family="paragraph" style:parent-style-name="Text_20_body">
      <style:paragraph-properties fo:margin-top="0cm" fo:margin-bottom="0cm" loext:contextual-spacing="false"/>
    </style:style>
    <style:style style:name="P16" style:family="paragraph" style:parent-style-name="Text_20_body">
      <style:text-properties style:font-name="Times New Roman" fo:font-size="10pt" fo:font-weight="normal" style:font-size-asian="10pt" style:font-weight-asian="normal" style:font-size-complex="10pt" style:font-weight-complex="normal"/>
    </style:style>
    <style:style style:name="P17" style:family="paragraph" style:parent-style-name="Standard" style:list-style-name="L1">
      <style:paragraph-properties fo:text-align="start" style:justify-single-word="false" style:text-autospace="none"/>
      <style:text-properties style:font-name="Times New Roman" fo:font-size="10pt" style:font-name-asian="SFSX1095" style:font-size-asian="10pt" style:font-name-complex="SFSX1095" style:font-size-complex="10pt"/>
    </style:style>
    <style:style style:name="P18" style:family="paragraph" style:parent-style-name="Standard" style:list-style-name="L1">
      <style:paragraph-properties fo:text-align="start" style:justify-single-word="false" style:text-autospace="none"/>
      <style:text-properties style:font-name="Times New Roman" fo:font-size="10pt" style:font-name-asian="SFSS1000" style:font-size-asian="10pt" style:font-name-complex="SFSS1000" style:font-size-complex="10pt"/>
    </style:style>
    <style:style style:name="P19" style:family="paragraph" style:parent-style-name="Standard" style:list-style-name="L3">
      <style:paragraph-properties fo:text-align="start" style:justify-single-word="false" style:text-autospace="none"/>
      <style:text-properties style:font-name="Times New Roman" fo:font-size="10pt" style:font-name-asian="SFSS1000" style:font-size-asian="10pt" style:font-name-complex="SFSS1000" style:font-size-complex="10pt"/>
    </style:style>
    <style:style style:name="P20" style:family="paragraph" style:parent-style-name="Standard" style:list-style-name="L5">
      <style:paragraph-properties fo:text-align="start" style:justify-single-word="false" style:text-autospace="none"/>
      <style:text-properties style:font-name="Times New Roman" fo:font-size="10pt" style:font-name-asian="SFSS1000" style:font-size-asian="10pt" style:font-name-complex="SFSS1000" style:font-size-complex="10pt"/>
    </style:style>
    <style:style style:name="P21" style:family="paragraph" style:parent-style-name="Standard" style:list-style-name="L5">
      <style:paragraph-properties style:text-autospace="none"/>
      <style:text-properties style:font-name="Times New Roman" fo:font-size="10pt" style:font-name-asian="SFSS1000" style:font-size-asian="10pt" style:font-name-complex="SFSS1000" style:font-size-complex="10pt"/>
    </style:style>
    <style:style style:name="P22" style:family="paragraph" style:parent-style-name="Standard" style:list-style-name="L1">
      <style:paragraph-properties style:text-autospace="none"/>
      <style:text-properties style:font-name="Times New Roman" fo:font-size="10pt" style:font-size-asian="10pt" style:font-size-complex="10pt"/>
    </style:style>
    <style:style style:name="P23" style:family="paragraph" style:parent-style-name="Standard" style:list-style-name="L2">
      <style:paragraph-properties style:text-autospace="none"/>
      <style:text-properties style:font-name="Times New Roman" fo:font-size="10pt" style:font-size-asian="10pt" style:font-size-complex="10pt"/>
    </style:style>
    <style:style style:name="P24" style:family="paragraph" style:parent-style-name="Standard" style:list-style-name="L2">
      <style:paragraph-properties fo:text-align="justify" style:justify-single-word="false"/>
      <style:text-properties style:font-name="Times New Roman" fo:font-size="10pt" fo:font-weight="normal" style:font-name-asian="SFSS1000" style:font-size-asian="10pt" style:font-weight-asian="normal" style:font-name-complex="SFSS1000" style:font-size-complex="10pt" style:font-weight-complex="normal"/>
    </style:style>
    <style:style style:name="P25" style:family="paragraph" style:parent-style-name="Standard" style:list-style-name="L4">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26" style:family="paragraph" style:parent-style-name="Standard" style:list-style-name="L6">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27" style:family="paragraph" style:parent-style-name="Standard" style:list-style-name="L7">
      <style:paragraph-properties fo:text-align="justify" style:justify-single-word="false"/>
      <style:text-properties style:text-position="0% 100%" style:font-name="Times New Roman" fo:font-size="10pt" fo:font-weight="bold" style:font-size-asian="10pt" style:font-weight-asian="bold" style:font-size-complex="10pt" style:font-weight-complex="bold"/>
    </style:style>
    <style:style style:name="P28" style:family="paragraph" style:parent-style-name="Text_20_body" style:list-style-name="L8">
      <style:text-properties style:font-name="Times New Roman" fo:font-size="10pt" fo:font-weight="normal" style:font-size-asian="10pt" style:font-weight-asian="normal" style:font-size-complex="10pt" style:font-weight-complex="normal"/>
    </style:style>
    <style:style style:name="P29" style:family="paragraph" style:parent-style-name="Text_20_body" style:list-style-name="L9">
      <style:text-properties style:font-name="Times New Roman" fo:font-size="10pt" fo:font-weight="normal" style:font-size-asian="10pt" style:font-weight-asian="normal" style:font-size-complex="10pt" style:font-weight-complex="normal"/>
    </style:style>
    <style:style style:name="P30" style:family="paragraph" style:parent-style-name="Text_20_body" style:list-style-name="L8">
      <style:paragraph-properties fo:margin-top="0cm" fo:margin-bottom="0cm" loext:contextual-spacing="false"/>
      <style:text-properties style:font-name="Times New Roman" fo:font-size="10pt" fo:font-weight="normal" style:font-size-asian="10pt" style:font-weight-asian="normal" style:font-size-complex="10pt" style:font-weight-complex="normal"/>
    </style:style>
    <style:style style:name="P31" style:family="paragraph" style:parent-style-name="Text_20_body" style:list-style-name="L9">
      <style:paragraph-properties fo:margin-top="0cm" fo:margin-bottom="0cm" loext:contextual-spacing="false"/>
      <style:text-properties style:font-name="Times New Roman" fo:font-size="10pt" fo:font-weight="normal"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T5" style:family="text">
      <style:text-properties style:font-name="Times New Roman" fo:font-size="10pt" fo:font-weight="normal" style:font-size-asian="10pt" style:font-weight-asian="normal" style:font-size-complex="10pt" style:font-weight-complex="normal"/>
    </style:style>
    <style:style style:name="T6" style:family="text">
      <style:text-properties style:font-name="Times New Roman"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text-position="sub 58%"/>
    </style:style>
    <style:style style:name="T10" style:family="text">
      <style:text-properties style:text-position="sub 58%" style:font-name="Times New Roman1"/>
    </style:style>
    <style:style style:name="T11" style:family="text">
      <style:text-properties style:text-position="0% 100%"/>
    </style:style>
    <style:style style:name="T12" style:family="text">
      <style:text-properties style:text-position="0% 100%" style:font-name="Times New Roman1"/>
    </style:style>
    <style:style style:name="T13" style:family="text">
      <style:text-properties fo:font-weight="bold" style:font-weight-asian="bold" style:font-weight-complex="bold"/>
    </style:style>
    <style:style style:name="T14" style:family="text">
      <style:text-properties style:font-name-asian="SFSS1000" style:font-name-complex="SFSS1000"/>
    </style:style>
    <style:style style:name="T15" style:family="text">
      <style:text-properties style:font-name-asian="SFSS0800" style:font-name-complex="SFSS0800"/>
    </style:style>
    <style:style style:name="T16" style:family="text">
      <style:text-properties style:font-name-asian="SFSI1000" style:font-name-complex="SFSI1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P 16 – Modèlisation de l'écoulement fluide </text:p>
      <text:p text:style-name="P1"><text:s/></text:p>
      <text:p text:style-name="P3"><text:span text:style-name="T1">Niveau:</text:span><text:span text:style-name="T3"> secondaire</text:span></text:p>
      <text:p text:style-name="P4">Possible élement imposé:<text:span text:style-name="T3"> analogie hydro-électrique</text:span></text:p>
      <text:p text:style-name="P4">Expérience – Animations:</text:p>
      <text:p text:style-name="P5">https://www.youtube.com/watch?v=-GIToNj-m4M</text:p>
      <text:p text:style-name="P5">vase de mariotte</text:p>
      <text:p text:style-name="P3"><text:a xlink:type="simple" xlink:href="https://www.lelivrescolaire.fr/page/7076851" text:style-name="Internet_20_link" text:visited-style-name="Visited_20_Internet_20_Link">https://www.lelivrescolaire.fr/page/7076851</text:a></text:p>
      <text:p text:style-name="P3"><text:a xlink:type="simple" xlink:href="https://www.kartable.fr/ressources/physique-chimie/cours/la-modelisation-de-lecoulement-dun-fluide/52445" text:style-name="Internet_20_link" text:visited-style-name="Visited_20_Internet_20_Link">https://www.kartable.fr/ressources/physique-chimie/cours/la-modelisation-de-lecoulement-dun-fluide/52445</text:a></text:p>
      <text:p text:style-name="P3"/>
      <text:p text:style-name="P3"/>
      <text:p text:style-name="P3"><text:span text:style-name="T1">Prérequis</text:span>:</text:p>
      <text:list xml:id="list2818126609" text:style-name="L1">
        <text:list-item>
          <text:p text:style-name="P17"><text:span text:style-name="T14">Force de pression [1</text:span><text:span text:style-name="T15">ère</text:span><text:span text:style-name="T14">]</text:span></text:p>
        </text:list-item>
        <text:list-item>
          <text:p text:style-name="P17"><text:span text:style-name="T14">Accélération du champ de pesanteur [1</text:span><text:span text:style-name="T15">ère</text:span><text:span text:style-name="T14">]</text:span></text:p>
        </text:list-item>
        <text:list-item>
          <text:p text:style-name="P17"><text:span text:style-name="T14">Incertitudes de type A [1</text:span><text:span text:style-name="T15">ère - Tle</text:span><text:span text:style-name="T14">]</text:span></text:p>
        </text:list-item>
        <text:list-item>
          <text:p text:style-name="P17"><text:span text:style-name="T14">Lois de Newton [1</text:span><text:span text:style-name="T15">ère</text:span><text:span text:style-name="T14">]</text:span></text:p>
        </text:list-item>
        <text:list-item>
          <text:p text:style-name="P18">Conservation de l'énergie mécanique [1ère]</text:p>
        </text:list-item>
        <text:list-item>
          <text:p text:style-name="P22"><text:span text:style-name="T14">Notions d’électricité (tension, intensité, résistance) [1</text:span><text:span text:style-name="T15">ère</text:span><text:span text:style-name="T14">]</text:span></text:p>
        </text:list-item>
      </text:list>
      <text:p text:style-name="P3"/>
      <text:p text:style-name="P9"><text:span text:style-name="T4">Biblio</text:span><text:span text:style-name="T5">:</text:span></text:p>
      <text:list xml:id="list3958460689" text:style-name="L2">
        <text:list-item>
          <text:p text:style-name="P24">T<text:span text:style-name="T15">le </text:span>spécialité Physique-Chimie, <text:span text:style-name="T16">lelivrescolaire</text:span></text:p>
        </text:list-item>
        <text:list-item>
          <text:p text:style-name="P24"><text:span text:style-name="T16">T</text:span><text:span text:style-name="T15">le </text:span><text:span text:style-name="T16">spécialité Physique-Chimie, Belin education</text:span></text:p>
        </text:list-item>
        <text:list-item>
          <text:p text:style-name="P23"><text:span text:style-name="T14">Physique, tout-en-un, PC-PC, </text:span><text:span text:style-name="T16">Sanz</text:span></text:p>
        </text:list-item>
      </text:list>
      <text:p text:style-name="P3"/>
      <text:p text:style-name="P3"><text:span text:style-name="T1">Intro pédagogique</text:span>:</text:p>
      <text:p text:style-name="P3">On se place dans le thème Mouvement et interactions. On va étudier l'écoulement des fluides dans un cadre d'étude simplifiée. C'est un domaine peu vu par les élèves donc bien que la statique des fluides a été étudié dans les années précédentes, il sera bon de faire des rappels à l'oral des acquis supposés.</text:p>
      <text:p text:style-name="P3">Parti pris de ne pas traiter la partie Archimède car pas vraiment partie intégrante de l'écoulement. Plutôt fait en première avec la statique des fluides.</text:p>
      <text:p text:style-name="P3">Peut-être fil directeur avec la mécanique du solide dans l'origine des lois, du cadre d'étude pour montrer aux élèves que c'est le même raisonnement et que donc ce n'est pas totalement nouveau.</text:p>
      <text:p text:style-name="P3">Lorsqu'on abordera la relation de Bernoulli on n'introduira pas la notion de ldc et encore moins celle de particule fluide (trop subtil et peut engendrer des confusions). On parlera “d'élément de fluide que l'on suit lors de l'écoulement”, “assimilable à la trajectoire même si c'est pas vraiment le cas”.</text:p>
      <text:p text:style-name="P3"/>
      <text:p text:style-name="P6"><text:span text:style-name="T2">Difficultés:</text:span><text:span text:style-name="T7"> </text:span></text:p>
      <text:list xml:id="list3707856683" text:style-name="L3">
        <text:list-item>
          <text:p text:style-name="P19">unités =&gt; bien les souligner/rappeler au cours de la leçon</text:p>
        </text:list-item>
        <text:list-item>
          <text:p text:style-name="P19">très théorique =&gt; contextualisation omniprésente</text:p>
        </text:list-item>
        <text:list-item>
          <text:p text:style-name="P19">Savoir quand utiliser la loi de Bernoulli ou la conservation du débit volumique=&gt; aider à l'identification en donnant des exemples, toujours rappeler le domaine de travail</text:p>
        </text:list-item>
        <text:list-item>
          <text:p text:style-name="P19">Ne pas confondre V volume et v vitesse</text:p>
        </text:list-item>
      </text:list>
      <text:p text:style-name="P3"><text:span text:style-name="T1">TD:</text:span> <text:s/>Echographie Doppler, filtre Buchner (Belin)</text:p>
      <text:p text:style-name="P3"><text:span text:style-name="T1">Étude doc</text:span><text:span text:style-name="T3">: pommeau de douche économique (Belin)</text:span></text:p>
      <text:p text:style-name="P3"><text:span text:style-name="T1">TP:</text:span> </text:p>
      <text:list xml:id="list617476348" text:style-name="L4">
        <text:list-item>
          <text:p text:style-name="P25">Toricelli</text:p>
        </text:list-item>
        <text:list-item>
          <text:p text:style-name="P25">vase de Mariotte</text:p>
        </text:list-item>
      </text:list>
      <text:p text:style-name="P2"/>
      <text:p text:style-name="P2"/>
      <text:p text:style-name="P2"><text:tab/>Introduction</text:p>
      <text:p text:style-name="P2"/>
      <text:p text:style-name="P14">Montrer l'expérience vase mariotte (ou autre) et dire qu'on va tenter de l'expliquer. Ou sonde pitot avions.</text:p>
      <text:p text:style-name="P14">VIDEO peut-être.</text:p>
      <text:p text:style-name="P3"/>
      <text:p text:style-name="P6"><text:span text:style-name="T2">Objectifs</text:span><text:span text:style-name="T7">:</text:span></text:p>
      <text:list xml:id="list1220178646" text:style-name="L5">
        <text:list-item>
          <text:p text:style-name="P20">Connaître le cadre de travail pour étudier l'écoulement d'un fluide</text:p>
        </text:list-item>
        <text:list-item>
          <text:p text:style-name="P20">Exploiter la conservation du débit volumique pour déterminer la vitesse d’un fluide</text:p>
        </text:list-item>
        <text:list-item>
          <text:p text:style-name="P21">Connaître et savoir utiliser la relation de Bernoulli</text:p>
        </text:list-item>
      </text:list>
      <text:p text:style-name="P3"/>
      <text:p text:style-name="P3"/>
      <text:p text:style-name="P3"/>
      <text:p text:style-name="P3"/>
      <text:p text:style-name="P3"><text:soft-page-break/></text:p>
      <text:p text:style-name="P3"/>
      <text:list xml:id="list716215389" text:style-name="L6">
        <text:list-item>
          <text:list>
            <text:list-item>
              <text:list>
                <text:list-item>
                  <text:p text:style-name="P26">Approche de la notion d'écoulement de fluide</text:p>
                  <text:p text:style-name="P26">A. Cadre de travail</text:p>
                </text:list-item>
              </text:list>
            </text:list-item>
          </text:list>
        </text:list-item>
      </text:list>
      <text:p text:style-name="P10">rappel définition fluide SLIDE</text:p>
      <text:p text:style-name="P10">PHOTO complexité et variétés écoulements =&gt; besoin d'un cadre pour l'étude</text:p>
      <text:p text:style-name="P10">définition écoulement incompressible et permanent + PHOTO écoulement incompressible, permanent</text:p>
      <text:p text:style-name="P10">Dire que de même qu'en mécanique solide on se définit un référentiel et le système.</text:p>
      <text:p text:style-name="P10"><text:line-break/>Uns des grandeurs pour caractériser et quantifier écoulement: débit volumique. C'est le volume de fluide traversant une surface pendant un intervalle de temps. </text:p>
      <text:p text:style-name="P10">Ecrire formule avec dV/dt et SCHEMA </text:p>
      <text:p text:style-name="P10">Ecrire formule au tableau dans le cas surface orthogonale à vitesse. Donner unités.</text:p>
      <text:p text:style-name="P10">Exemple de calculs de débits.</text:p>
      <text:p text:style-name="P10"/>
      <text:p text:style-name="P10"/>
      <text:p text:style-name="P10"><text:tab/><text:tab/><text:span text:style-name="T13">B. Conservation du débit volumique</text:span></text:p>
      <text:p text:style-name="P10">PHOTO ou VIDEO un écoulement permanent et un non-permanent =&gt; voir à l'oeil si le débit se conserve.</text:p>
      <text:p text:style-name="P10">Enoncé de la loi de conservation.</text:p>
      <text:p text:style-name="P10">Applications?</text:p>
      <text:p text:style-name="P10">https://www.youtube.com/watch?v=-GIToNj-m4M</text:p>
      <text:p text:style-name="P10"/>
      <text:p text:style-name="P10"/>
      <text:p text:style-name="P10"><text:span text:style-name="T8">Transition</text:span>: </text:p>
      <text:p text:style-name="P10"/>
      <text:list xml:id="list3193648669" text:style-name="L7">
        <text:list-item>
          <text:list>
            <text:list-item>
              <text:list>
                <text:list-item>
                  <text:p text:style-name="P27">Exploitation et Applications</text:p>
                  <text:p text:style-name="P27">A. Introduction à la relation de Bernoulli</text:p>
                </text:list-item>
              </text:list>
            </text:list-item>
          </text:list>
        </text:list-item>
      </text:list>
      <text:p text:style-name="P10"><text:span text:style-name="Strong_20_Emphasis"><text:span text:style-name="T7">Sur SLIDE mettre</text:span></text:span></text:p>
      <text:p text:style-name="P10"><text:span text:style-name="Strong_20_Emphasis"><text:span text:style-name="T6">Ce modèle permet de: </text:span></text:span></text:p>
      <text:list xml:id="list698369858" text:style-name="L8">
        <text:list-item>
          <text:p text:style-name="P30">étudier les écoulements incompressibles (à condition qu’ils ne soient pas trop rapides); </text:p>
        </text:list-item>
        <text:list-item>
          <text:p text:style-name="P30">évaluer les diminutions de pression par effet Venturi; </text:p>
        </text:list-item>
        <text:list-item>
          <text:p text:style-name="P28">étudier les forces de pression subies par des objets immergés. </text:p>
        </text:list-item>
      </text:list>
      <text:p text:style-name="P15"><text:span text:style-name="Strong_20_Emphasis"><text:span text:style-name="T5"/></text:span></text:p>
      <text:p text:style-name="Text_20_body"><text:span text:style-name="Strong_20_Emphasis"><text:span text:style-name="T5">Mais il ne permet pas de:</text:span></text:span></text:p>
      <text:list xml:id="list1367351526" text:style-name="L9">
        <text:list-item>
          <text:p text:style-name="P31">traiter des écoulements turbulents; </text:p>
        </text:list-item>
        <text:list-item>
          <text:p text:style-name="P31">tenir compte des frottements visqueux; </text:p>
        </text:list-item>
        <text:list-item>
          <text:p text:style-name="P29">prévoir la perte de charges dans les canalisations. </text:p>
        </text:list-item>
      </text:list>
      <text:p text:style-name="P16">On se place dans le cadre précédemment établi. L'écrire au tableau<text:line-break/>On se rappelle qu'en mécanique, s'il n'y a pas de frottement dans l'étude d'un système mécanique, on a conservation de l'énergie mécanique.<text:line-break/>Puis dire qu'ici on travaille plutôt avec des grandeurs volumiques et donc faire un tableau d'équivalence. Donner unités!</text:p>
      <text:p text:style-name="P16"><text:line-break/>SLIDE historique sur Bernoulli<text:line-break/>Enonce de la relation de Bernoulli et dire qu'elle s'applique uniquement là où bouge un élément de fluide le long de l'écoulement. (peut-être exemple de différence entre ldc et trajectoire).<text:line-break/></text:p>
      <text:p text:style-name="P10"><text:span text:style-name="T8">Transition</text:span>: <text:s/>On va appliquer et tenter de vérifier expérimentalement cette relation.</text:p>
      <text:p text:style-name="P10"/>
      <text:p text:style-name="P10"><text:tab/><text:tab/><text:span text:style-name="T13">B. Vérification expérimentale</text:span></text:p>
      <text:p text:style-name="P10">Explication de l'expérience, schéma,application de la relation. Egalité des pressions, donc relation simple entre v, g et h. (relation de Toricelli).</text:p>
      <text:p text:style-name="P10">Faire la manip, une mesure. Incertitudes de type A et B.</text:p>
      <text:p text:style-name="P12"><text:tab/><text:tab/>C. Effet Venturi</text:p>
      <text:p text:style-name="P10">Expérience effet venturi? Animation? Video? Script?</text:p>
      <text:p text:style-name="P10">Demo au tableau? Enonce, conduite horizontale avec S<text:span text:style-name="T9">B</text:span>&lt;&lt;S<text:span text:style-name="T9">A</text:span> une dépression s'observe au niveau de l'étranglement: plus la section diminue, plus la pression augmente.</text:p>
      <text:p text:style-name="P10">Exemple: hydrolienne fluviale.</text:p>
      <text:p text:style-name="P10"/>
      <text:p text:style-name="P12"><text:tab/><text:tab/>D. Analogie hydraulique-électrique</text:p>
      <text:p text:style-name="P10">SLIDE</text:p>
      <text:p text:style-name="P12"><text:soft-page-break/></text:p>
      <text:p text:style-name="P10"/>
      <text:p text:style-name="P10"><text:tab/><text:span text:style-name="T13">Conclusion</text:span></text:p>
      <text:p text:style-name="P10"/>
      <text:p text:style-name="P11"/>
      <text:p text:style-name="P11"/>
      <text:p text:style-name="P11"/>
      <text:p text:style-name="P11"/>
      <text:p text:style-name="P11"/>
      <text:p text:style-name="P11"/>
      <text:p text:style-name="P11">Questions:</text:p>
      <text:p text:style-name="P7">-On utilise quoi pour représenter les courants océaniques? Gradient de vitesse (pression?)</text:p>
      <text:p text:style-name="P7">-Pourquoi dans Archimède V<text:span text:style-name="T9">fluide_deplacé</text:span><text:span text:style-name="T11">? Volume de fluide subit mêmes forces de pression que corps qui vient le remplacer</text:span></text:p>
      <text:p text:style-name="P13">-Pourquoi bateau flotte? Concours entre poussée Archimède et poids bateau. Partie immergée doit être une une petite portion de tout le bateau.</text:p>
      <text:p text:style-name="P7"><text:span text:style-name="T11">-Démontrer que iceberg soit immergé à 90%? PFD en prenant en compte Archimède et poids . Introduire x fraction immergée. -</text:span><text:span text:style-name="T12">ρ</text:span><text:span text:style-name="T9">glace</text:span><text:span text:style-name="T11">*V*g+</text:span><text:span text:style-name="T12">ρ</text:span><text:span text:style-name="T10">eau</text:span><text:span text:style-name="T12">*</text:span><text:span text:style-name="T11">V*g*x = 0</text:span></text:p>
      <text:p text:style-name="P13">-Critère sur S orthogonale, c'est quoi le cas général? cos(alpha) car v.dS. Plus simple dans la leçon.</text:p>
      <text:p text:style-name="P7"><text:span text:style-name="T11">-Cas permanent, pourquoi D</text:span><text:span text:style-name="T9">v</text:span><text:span text:style-name="T11"> se conserve? Car volume se conserve. On utilise la première définition: D</text:span><text:span text:style-name="T9">v </text:span><text:span text:style-name="T11">= dV/dt.</text:span></text:p>
      <text:p text:style-name="P7"><text:span text:style-name="T11">Bernoulli: conservation E</text:span><text:span text:style-name="T9">m</text:span><text:span text:style-name="T11"> système particule fluide, vitesse. Vrai où? Sur ldc si fluide, parfait, incompressible, stationnaire. Si en plus irrotationnel vrai partout.</text:span></text:p>
      <text:p text:style-name="P13">Ldc en terminale? “on suit la particule”, assimilable à trajectoire (même si c'est pas ça réellement).</text:p>
      <text:p text:style-name="P13"/>
      <text:p text:style-name="P13">Manip: attention au point B, il est bien à l'extrémité de l'écou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MRoman10-Regular" svg:font-family="LMRoman10-Regular"/>
    <style:font-face style:name="OpenSymbol" svg:font-family="OpenSymbol"/>
    <style:font-face style:name="SFSI1000" svg:font-family="SFSI1000"/>
    <style:font-face style:name="SFSS0800" svg:font-family="SFSS0800"/>
    <style:font-face style:name="SFSS1000" svg:font-family="SFSS1000"/>
    <style:font-face style:name="SFSX1095" svg:font-family="SFSX1095"/>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ZA"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5T11:15:53.95</meta:creation-date>
    <dc:date>2021-04-18T10:04:35.623000000</dc:date>
    <meta:editing-duration>PT5H14M15S</meta:editing-duration>
    <meta:editing-cycles>33</meta:editing-cycles>
    <meta:generator>LibreOffice/6.2.8.2$Windows_X86_64 LibreOffice_project/f82ddfca21ebc1e222a662a32b25c0c9d20169ee</meta:generator>
    <meta:document-statistic meta:table-count="0" meta:image-count="0" meta:object-count="0" meta:page-count="3" meta:paragraph-count="92" meta:word-count="907" meta:character-count="6124" meta:non-whitespace-character-count="5303"/>
  </office:meta>
</office:document-meta>
</file>